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7ae43" officeooo:paragraph-rsid="0007ae43" fo:background-color="#99ff66" style:font-weight-asian="bold" style:font-weight-complex="bold"/>
    </style:style>
    <style:style style:name="P2" style:family="paragraph" style:parent-style-name="Standard">
      <style:text-properties style:font-name="DejaVu Sans" fo:font-weight="bold" officeooo:rsid="0007c038" officeooo:paragraph-rsid="0007c038" fo:background-color="#99ff6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*************************************************************************************************</text:p>
      <text:p text:style-name="P2">PROGRAM <text:s text:c="4"/>: let's_make_a_deal_pseudo_percentage.cpp</text:p>
      <text:p text:style-name="P2">PURPOSE <text:s text:c="7"/>: This program will compute the pseudo result of the game "Let's Make a Deal" for 10000 <text:s/>times.</text:p>
      <text:p text:style-name="P2"><text:s text:c="29"/>In fact, the program is made to answer <text:s/>the famous question in the game,</text:p>
      <text:p text:style-name="P2"><text:s text:c="29"/>"is it to the player's advantage to switch doors?" <text:s/>After running the program,</text:p>
      <text:p text:style-name="P2"><text:s text:c="29"/>it will show the total number of wins and loses along with the overall percentage</text:p>
      <text:p text:style-name="P2"><text:s text:c="29"/>of winning in different situations. It won't take any input. The user just need to run</text:p>
      <text:p text:style-name="P2"><text:s text:c="29"/>the program and analyze the result to understand the answer of this question.</text:p>
      <text:p text:style-name="P2">Coder <text:s text:c="15"/>: Mosfiqur Rahman (mr986@drexel.edu)</text:p>
      <text:p text:style-name="P2">Last Modified : 1st March, 2016.</text:p>
      <text:p text:style-name="P2">***************************************************************************************************/</text:p>
      <text:p text:style-name="P2"/>
      <text:p text:style-name="P2">#include &lt;iostream&gt; <text:s/>// for <text:s/>having input and output</text:p>
      <text:p text:style-name="P2">#include &lt;ctime&gt; <text:s text:c="5"/>// <text:s/>for seeding the random number generator using the system's clock</text:p>
      <text:p text:style-name="P2">#include &lt;cstdlib&gt; <text:s/>// for generating random numbers</text:p>
      <text:p text:style-name="P2"/>
      <text:p text:style-name="P2">using namespace std; //for using standard library namespace</text:p>
      <text:p text:style-name="P2"/>
      <text:p text:style-name="P2">void setupDoors ( <text:s/>char &amp;door1, <text:s/>char &amp;door2, <text:s/>char &amp;door3);</text:p>
      <text:p text:style-name="P2">// Prototyping <text:s/>function setupDoors, which will setup the position of</text:p>
      <text:p text:style-name="P2">// the Car and the two Goats randomly behind the three doors</text:p>
      <text:p text:style-name="P2"/>
      <text:p text:style-name="P2">void pickDoorChoices(char door1, char door2, char door3, int <text:s/>&amp;doorPlayer, int &amp;doorMonty);</text:p>
      <text:p text:style-name="P2">// Prototyping the function pickDoorChoices, which will make the right choice randomly</text:p>
      <text:p text:style-name="P2">// for the door that will be picked by Monty according to the choice of the Player</text:p>
      <text:p text:style-name="P2"/>
      <text:p text:style-name="P2">void chance_of_win ( char door1, char door2, char door3, int <text:s/>doorPlayer, int doorMonty);</text:p>
      <text:p text:style-name="P2">// Prototyping the chance_of_win function, which will compute <text:s/>the pseudo result of the</text:p>
      <text:p text:style-name="P2">// game "Let's Make a Deal" for 10000 <text:s/>times along with the overall percentage</text:p>
      <text:p text:style-name="P2">//of winning in different situations</text:p>
      <text:p text:style-name="P2"/>
      <text:p text:style-name="P2"/>
      <text:p text:style-name="P2"><text:soft-page-break/>// The following function is the main function</text:p>
      <text:p text:style-name="P2">int main()</text:p>
      <text:p text:style-name="P2"><text:s text:c="2"/>{</text:p>
      <text:p text:style-name="P2"><text:s text:c="4"/>char door1, door2, door3;</text:p>
      <text:p text:style-name="P2"><text:s text:c="4"/>// Declaring three character variable named door1, door2, and door3 respectively for storing</text:p>
      <text:p text:style-name="P2"><text:s text:c="4"/>// the value of the object behind the door</text:p>
      <text:p text:style-name="P2"/>
      <text:p text:style-name="P2"><text:s text:c="4"/>int doorPlayer, doorMonty;</text:p>
      <text:p text:style-name="P2"><text:s text:c="4"/>// Declaring two integer variables <text:s/>named doorPlayer, and doorMonty to store the <text:s/>position</text:p>
      <text:p text:style-name="P2"><text:s text:c="4"/>// of the door they pick up</text:p>
      <text:p text:style-name="P2"/>
      <text:p text:style-name="P2"><text:s text:c="4"/>int seed = static_cast&lt;int&gt;(time(0));</text:p>
      <text:p text:style-name="P2"><text:s text:c="4"/>// Declaring and initializing an integer variable seed, using the system's clock</text:p>
      <text:p text:style-name="P2"><text:s text:c="4"/>srand(seed);</text:p>
      <text:p text:style-name="P2"><text:s text:c="5"/>// seeding the random number generator using the system's clock</text:p>
      <text:p text:style-name="P2"/>
      <text:p text:style-name="P2"><text:s text:c="8"/>cout &lt;&lt; "Hi, welcome to the my winning-percentage calculator! " &lt;&lt; endl;</text:p>
      <text:p text:style-name="P2"><text:s text:c="8"/>// Optional, introductory texts</text:p>
      <text:p text:style-name="P2"><text:s text:c="8"/>cout &lt;&lt; "I'll calculate a pseudo wining percentage in the famous game \"Let's Make a Deal\", and give you an idea how to beat Monty. " <text:s/>&lt;&lt; endl <text:s/>&lt;&lt; endl;</text:p>
      <text:p text:style-name="P2"><text:s text:c="8"/>// Optional, introductory texts</text:p>
      <text:p text:style-name="P2"><text:s text:c="8"/>cout <text:s/>&lt;&lt; "So, let's analyze the following data: " &lt;&lt; endl &lt;&lt; endl;</text:p>
      <text:p text:style-name="P2"><text:s text:c="8"/>// Optional, introductory texts</text:p>
      <text:p text:style-name="P2"/>
      <text:p text:style-name="P2"><text:s text:c="8"/>for (int k = 0; k&lt;6 ; k++)</text:p>
      <text:p text:style-name="P2"><text:s text:c="8"/>// Running a for loop to compute the result produced by the function chance_of_win for 6 times</text:p>
      <text:p text:style-name="P2"/>
      <text:p text:style-name="P2"><text:s text:c="8"/>{</text:p>
      <text:p text:style-name="P2"><text:s text:c="8"/>chance_of_win ( <text:s/>door1, <text:s/>door2, door3, <text:s/>doorPlayer, doorMonty);</text:p>
      <text:p text:style-name="P2"><text:s text:c="8"/>// Calling the function chance_of_win</text:p>
      <text:p text:style-name="P2"><text:s text:c="7"/>cout &lt;&lt; endl &lt;&lt; endl; // Optional, irtoductory output</text:p>
      <text:p text:style-name="P2"><text:s text:c="7"/>cout &lt;&lt; "////////////////////////////////////////////////////////////////////////////////"; <text:s/>// Optional, irtoductory output</text:p>
      <text:p text:style-name="P2"><text:s text:c="7"/>cout &lt;&lt; endl &lt;&lt; endl; <text:s/>// Optional, irtoductory output</text:p>
      <text:p text:style-name="P2"><text:s text:c="8"/>}</text:p>
      <text:p text:style-name="P2"/>
      <text:p text:style-name="P2"><text:s text:c="4"/>return 0;</text:p>
      <text:p text:style-name="P2"><text:s text:c="2"/>}</text:p>
      <text:p text:style-name="P2"/>
      <text:p text:style-name="P2"><text:s text:c="8"/>/***</text:p>
      <text:p text:style-name="P2"><text:s text:c="43"/>The following function will setup the position of the Car and the two Goats randomly</text:p>
      <text:p text:style-name="P2"><text:soft-page-break/><text:s text:c="43"/>behind the three doors.</text:p>
      <text:p text:style-name="P2"/>
      <text:p text:style-name="P2"><text:s text:c="8"/>@param <text:s/>&amp;door1 <text:s/>- <text:s/>value of object behind the Door - <text:s/>1</text:p>
      <text:p text:style-name="P2"><text:s text:c="8"/>@param <text:s/>&amp;door2 <text:s/>- <text:s/>value of object behind the Door - <text:s/>2</text:p>
      <text:p text:style-name="P2"><text:s text:c="8"/>@param <text:s/>&amp;door3 <text:s/>- <text:s/>value of object behind the Door - <text:s/>3</text:p>
      <text:p text:style-name="P2"/>
      <text:p text:style-name="P2"><text:s text:c="8"/>***/</text:p>
      <text:p text:style-name="P2"/>
      <text:p text:style-name="P2">void setupDoors ( <text:s/>char &amp;door1, <text:s/>char &amp;door2, <text:s/>char &amp;door3)</text:p>
      <text:p text:style-name="P2">// Defining the setupDoors function, which will will setup the position of</text:p>
      <text:p text:style-name="P2">// the Car and the two Goats randomly behind the three doors</text:p>
      <text:p text:style-name="P2"/>
      <text:p text:style-name="P2"><text:s text:c="2"/>{</text:p>
      <text:p text:style-name="P2"><text:s text:c="8"/>int door;</text:p>
      <text:p text:style-name="P2"><text:s text:c="8"/>//Declaring an integer variable door to store the number of the door</text:p>
      <text:p text:style-name="P2"/>
      <text:p text:style-name="P2"><text:s text:c="8"/>door <text:s/>= <text:s/>1 + rand() % 3 ;</text:p>
      <text:p text:style-name="P2"><text:s text:c="8"/>//Initializing the variable door <text:s/>by random numbers from 1 to 3 using rand() function</text:p>
      <text:p text:style-name="P2"/>
      <text:p text:style-name="P2"><text:s text:c="8"/>if ( door <text:s/>== <text:s/>1)</text:p>
      <text:p text:style-name="P2"><text:s text:c="7"/>// Checking whether the value of door is equal to 1 or not</text:p>
      <text:p text:style-name="P2"><text:s text:c="8"/>//If it's so then continues, or moves to other conditional statement.</text:p>
      <text:p text:style-name="P2"><text:s text:c="8"/>{</text:p>
      <text:p text:style-name="P2"><text:s text:c="16"/>door1 <text:s/>= 'C';</text:p>
      <text:p text:style-name="P2"><text:s text:c="16"/>// Initializing the value of the variable door1 to C</text:p>
      <text:p text:style-name="P2"><text:s text:c="16"/>door2 <text:s/>= 'G';</text:p>
      <text:p text:style-name="P2"><text:s text:c="16"/>// Initializing the value of the variable door2 to G</text:p>
      <text:p text:style-name="P2"><text:s text:c="16"/>door3 <text:s/>= 'G';</text:p>
      <text:p text:style-name="P2"><text:s text:c="16"/>// Initializing the value of the variable door3 to G</text:p>
      <text:p text:style-name="P2"><text:s text:c="8"/>}</text:p>
      <text:p text:style-name="P2"><text:s text:c="8"/>else <text:s/>if ( door == 2)</text:p>
      <text:p text:style-name="P2"><text:s text:c="8"/>// Checking whether the value of door is equal to 2 or not</text:p>
      <text:p text:style-name="P2"><text:s text:c="8"/>//If it's so then continues, or moves to other conditional statement.</text:p>
      <text:p text:style-name="P2"><text:s text:c="8"/>{</text:p>
      <text:p text:style-name="P2"><text:s text:c="16"/>door1 <text:s/>= 'G';</text:p>
      <text:p text:style-name="P2"><text:s text:c="16"/>// Initializing the value of the variable door1 to G</text:p>
      <text:p text:style-name="P2"><text:s text:c="16"/>door2 <text:s/>= 'C';</text:p>
      <text:p text:style-name="P2"><text:s text:c="16"/>// Initializing the value of the variable door2 to C</text:p>
      <text:p text:style-name="P2"><text:s text:c="16"/>door3 <text:s/>= 'G';</text:p>
      <text:p text:style-name="P2"><text:s text:c="16"/>// Initializing the value of the variable door3 to G</text:p>
      <text:p text:style-name="P2"><text:s text:c="8"/>}</text:p>
      <text:p text:style-name="P2"><text:s text:c="8"/>else</text:p>
      <text:p text:style-name="P2"><text:s text:c="8"/>// If the previous 'if' and 'else if' statements fail, then the program run through this statement.</text:p>
      <text:p text:style-name="P2"><text:s text:c="8"/>{</text:p>
      <text:p text:style-name="P2"><text:s text:c="16"/>door1 <text:s/>= 'G';</text:p>
      <text:p text:style-name="P2"><text:s text:c="16"/>// Initializing the value of the variable door1 to G</text:p>
      <text:p text:style-name="P2"><text:soft-page-break/><text:s text:c="16"/>door2 <text:s/>= 'G';</text:p>
      <text:p text:style-name="P2"><text:s text:c="16"/>// Initializing the value of the variable door2 to G</text:p>
      <text:p text:style-name="P2"><text:s text:c="16"/>door3 <text:s/>= 'C';</text:p>
      <text:p text:style-name="P2"><text:s text:c="16"/>// Initializing the value of the variable door3 to C</text:p>
      <text:p text:style-name="P2"><text:s text:c="8"/>}</text:p>
      <text:p text:style-name="P2"><text:s text:c="2"/>}</text:p>
      <text:p text:style-name="P2"/>
      <text:p text:style-name="P2"><text:s text:c="8"/>/***</text:p>
      <text:p text:style-name="P2"><text:s text:c="40"/>The following function will make the right choice randomly</text:p>
      <text:p text:style-name="P2"><text:s text:c="40"/>for the door that will be picked by Monty according to the choice of the Player</text:p>
      <text:p text:style-name="P2"><text:s text:c="8"/>@param <text:s/>door1 <text:s/>- <text:s/>value of object behind the Door - <text:s/>1</text:p>
      <text:p text:style-name="P2"><text:s text:c="8"/>@param <text:s/>door2 <text:s/>- <text:s/>value of object behind the Door - <text:s/>2</text:p>
      <text:p text:style-name="P2"><text:s text:c="8"/>@param <text:s/>door3 <text:s/>- <text:s/>value of object behind the Door - <text:s/>3</text:p>
      <text:p text:style-name="P2"><text:s text:c="8"/>@param <text:s/>&amp;doorPlayer <text:s/>- <text:s/>the number of the door, picked by the Player</text:p>
      <text:p text:style-name="P2"><text:s text:c="8"/>@param <text:s/>&amp;doorMonty <text:s/>- <text:s/>the number of the door, picked by the Monty</text:p>
      <text:p text:style-name="P2"/>
      <text:p text:style-name="P2"><text:s text:c="8"/>***/</text:p>
      <text:p text:style-name="P2"/>
      <text:p text:style-name="P2">void pickDoorChoices(char door1, char door2, char door3, int <text:s/>&amp;doorPlayer, int &amp;doorMonty)</text:p>
      <text:p text:style-name="P2">// Defining the pickDoorChoices function, which will will make the right choice randomly</text:p>
      <text:p text:style-name="P2">// for the door that will be picked by Monty acccording to the choice of the Player</text:p>
      <text:p text:style-name="P2"/>
      <text:p text:style-name="P2"><text:s text:c="2"/>{</text:p>
      <text:p text:style-name="P2"><text:s text:c="8"/>int r1 <text:s/>= <text:s/>1 + rand() <text:s/>% <text:s/>3;</text:p>
      <text:p text:style-name="P2"><text:s text:c="8"/>//Declaring and initializing the integer variable r1 <text:s/>by random numbers from 1 to 3 using rand() function</text:p>
      <text:p text:style-name="P2"><text:s text:c="8"/>doorPlayer <text:s/>= <text:s/>r1 ;</text:p>
      <text:p text:style-name="P2"><text:s text:c="8"/>// Initializing the value of <text:s/>the variable doorPlayer by r1</text:p>
      <text:p text:style-name="P2"/>
      <text:p text:style-name="P2"><text:s text:c="7"/>while ( true )</text:p>
      <text:p text:style-name="P2"><text:s text:c="7"/>//Running a while loop to find the right choice randomly</text:p>
      <text:p text:style-name="P2"><text:s text:c="5"/>// for the door that will be picked by Monty according to the choice of the Player</text:p>
      <text:p text:style-name="P2"><text:s text:c="7"/>{</text:p>
      <text:p text:style-name="P2"><text:s text:c="16"/>int r2 = 1 + rand() <text:s/>% <text:s/>3;</text:p>
      <text:p text:style-name="P2"><text:s text:c="17"/>//Declaring and initializing the integer variable r2 <text:s/>by random numbers from 1 to 3 using rand() function</text:p>
      <text:p text:style-name="P2"><text:s text:c="16"/>doorMonty <text:s/>= <text:s/>r2;</text:p>
      <text:p text:style-name="P2"><text:s text:c="16"/>// Initializing the value of <text:s/>the variable doorMonty by r2</text:p>
      <text:p text:style-name="P2"/>
      <text:p text:style-name="P2"><text:s text:c="16"/>if ( doorMonty <text:s/>== <text:s/>doorPlayer )</text:p>
      <text:p text:style-name="P2"><text:soft-page-break/><text:s text:c="16"/>// Checking whether the value of doorMonty is equal to doorPlayer or not</text:p>
      <text:p text:style-name="P2"><text:s text:c="14"/>//If it's so then continues, or moves to other conditional statement.</text:p>
      <text:p text:style-name="P2"><text:s text:c="20"/>{</text:p>
      <text:p text:style-name="P2"><text:s text:c="24"/>continue; // going directly to the test condition and then will continue the looping process</text:p>
      <text:p text:style-name="P2"><text:s text:c="20"/>}</text:p>
      <text:p text:style-name="P2"><text:s text:c="16"/>else if ( doorMonty == 1 &amp;&amp; door1 == 'C' )</text:p>
      <text:p text:style-name="P2"><text:s text:c="16"/>// Checking whether the value of doorMonty is equal to 1 or not, and the value of door1 is equal to C or not</text:p>
      <text:p text:style-name="P2"><text:s text:c="14"/>//If it's so then continues, or moves to other conditional statement.</text:p>
      <text:p text:style-name="P2"><text:s text:c="21"/>{</text:p>
      <text:p text:style-name="P2"><text:s text:c="24"/>continue; // going directly to the test condition and then will continue the looping process</text:p>
      <text:p text:style-name="P2"><text:s text:c="20"/>}</text:p>
      <text:p text:style-name="P2"><text:s text:c="16"/>else if (doorMonty == 2 &amp;&amp; door2 == 'C' )</text:p>
      <text:p text:style-name="P2"><text:s text:c="16"/>// Checking whether the value of doorMonty is equal to 2 or not, and the value of door2 is equal to C or not</text:p>
      <text:p text:style-name="P2"><text:s text:c="14"/>//If it's so then continues, or moves to other conditional statement.</text:p>
      <text:p text:style-name="P2"><text:s text:c="21"/>{</text:p>
      <text:p text:style-name="P2"><text:s text:c="24"/>continue; // going directly to the test condition and then will continue the looping process</text:p>
      <text:p text:style-name="P2"><text:s text:c="20"/>}</text:p>
      <text:p text:style-name="P2"><text:s text:c="16"/>else if ( doorMonty == 3 &amp;&amp; door3 == 'C' )</text:p>
      <text:p text:style-name="P2"><text:s text:c="16"/>// Checking whether the value of doorMonty is equal to 3 or not, and the value of door3 is equal to C or not</text:p>
      <text:p text:style-name="P2"><text:s text:c="14"/>//If it's so then continues, or moves to other conditional statement.</text:p>
      <text:p text:style-name="P2"><text:s text:c="21"/>{</text:p>
      <text:p text:style-name="P2"><text:s text:c="24"/>continue; // going directly to the test condition and then will continue the looping process</text:p>
      <text:p text:style-name="P2"><text:s text:c="20"/>}</text:p>
      <text:p text:style-name="P2"><text:s text:c="16"/>else</text:p>
      <text:p text:style-name="P2"><text:s text:c="16"/>// If the previous 'if' and 'else if' statements fail, then the program run through this statement.</text:p>
      <text:p text:style-name="P2"><text:s text:c="21"/>{</text:p>
      <text:p text:style-name="P2"><text:s text:c="24"/>break; // <text:s/>exiting the loop from this point</text:p>
      <text:p text:style-name="P2"><text:s text:c="20"/>}</text:p>
      <text:p text:style-name="P2"><text:s text:c="8"/>}</text:p>
      <text:p text:style-name="P2"><text:s text:c="2"/>}</text:p>
      <text:p text:style-name="P2"/>
      <text:p text:style-name="P2"><text:s text:c="8"/>/***</text:p>
      <text:p text:style-name="P2"><text:s text:c="24"/>The following function will compute <text:s/>the pseudo result of the game</text:p>
      <text:p text:style-name="P2"><text:s text:c="24"/>"Let's Make a Deal" for 10000 <text:s/>times along with the <text:soft-page-break/>overall percentage</text:p>
      <text:p text:style-name="P2"><text:s text:c="24"/>of winning in different situations</text:p>
      <text:p text:style-name="P2"><text:s text:c="8"/>@param <text:s/>door1 <text:s/>- <text:s/>value of object behind the Door - <text:s/>1</text:p>
      <text:p text:style-name="P2"><text:s text:c="8"/>@param <text:s/>door2 <text:s/>- <text:s/>value of object behind the Door - <text:s/>2</text:p>
      <text:p text:style-name="P2"><text:s text:c="8"/>@param <text:s/>door3 <text:s/>- <text:s/>value of object behind the Door - <text:s/>3</text:p>
      <text:p text:style-name="P2"><text:s text:c="8"/>@param <text:s/>doorPlayer <text:s/>- <text:s/>the number of the door, picked by the Player</text:p>
      <text:p text:style-name="P2"><text:s text:c="8"/>@param <text:s/>doorMonty <text:s/>- <text:s/>the number of the door, picked by the Monty</text:p>
      <text:p text:style-name="P2"/>
      <text:p text:style-name="P2"><text:s text:c="8"/>***/</text:p>
      <text:p text:style-name="P2"/>
      <text:p text:style-name="P2">void chance_of_win ( char door1, char door2, char door3, int <text:s/>doorPlayer, int doorMonty)</text:p>
      <text:p text:style-name="P2">// Defining the function chance_of_win, which will compute <text:s/>the pseudo result of the</text:p>
      <text:p text:style-name="P2">// game "Let's Make a Deal" for 10000 <text:s/>times along with the overall percentage</text:p>
      <text:p text:style-name="P2">//of winning in different situations</text:p>
      <text:p text:style-name="P2"/>
      <text:p text:style-name="P2"><text:s text:c="2"/>{</text:p>
      <text:p text:style-name="P2"><text:s text:c="8"/>int win_in_change = 0;</text:p>
      <text:p text:style-name="P2"><text:s text:c="8"/>//Declaring and initializing the integer variable win_in_change <text:s/>with 0</text:p>
      <text:p text:style-name="P2"><text:s text:c="8"/>int lose_in_change = 0;</text:p>
      <text:p text:style-name="P2"><text:s text:c="8"/>//Declaring and initializing the integer variable lose_in_change <text:s/>with 0</text:p>
      <text:p text:style-name="P2"><text:s text:c="8"/>int changingWon_percent = 0;</text:p>
      <text:p text:style-name="P2"><text:s text:c="8"/>//Declaring and initializing the integer variable changingWon_percent <text:s/>with 0</text:p>
      <text:p text:style-name="P2"/>
      <text:p text:style-name="P2"><text:s text:c="8"/>int win_without_change = 0;</text:p>
      <text:p text:style-name="P2"><text:s text:c="8"/>//Declaring and initializing the integer variable win_without_change <text:s/>with 0</text:p>
      <text:p text:style-name="P2"><text:s text:c="8"/>int lose_without_change = 0;</text:p>
      <text:p text:style-name="P2"><text:s text:c="8"/>//Declaring and initializing the integer variable lose_without_change <text:s/>with 0</text:p>
      <text:p text:style-name="P2"><text:s text:c="8"/>int stayingWon_percent = 0;</text:p>
      <text:p text:style-name="P2"><text:s text:c="8"/>//Declaring and initializing the integer variable stayingWon_percent <text:s/>with 0</text:p>
      <text:p text:style-name="P2"/>
      <text:p text:style-name="P2"><text:s text:c="8"/>for( int i = 0 ; i &lt; 10000 ; i++)</text:p>
      <text:p text:style-name="P2"><text:s text:c="8"/>// Running a for loop to <text:s/>compute total number of wins and loses along with the overall percentage</text:p>
      <text:p text:style-name="P2"><text:s text:c="8"/>// of winning <text:s/>while the player changes his choice</text:p>
      <text:p text:style-name="P2"><text:s text:c="8"/>{</text:p>
      <text:p text:style-name="P2"/>
      <text:p text:style-name="P2"><text:s text:c="16"/>setupDoors(door1, door2, door3);</text:p>
      <text:p text:style-name="P2"><text:s text:c="16"/>//Calling the function setupDoors</text:p>
      <text:p text:style-name="P2"><text:s text:c="15"/>pickDoorChoices(door1, door2, <text:s/>door3, <text:s/>doorPlayer, <text:s/><text:soft-page-break/>doorMonty);</text:p>
      <text:p text:style-name="P2"><text:s text:c="15"/>//Calling the function pickDoorChoices</text:p>
      <text:p text:style-name="P2"/>
      <text:p text:style-name="P2"><text:s text:c="16"/>if( doorPlayer == 1 &amp;&amp; doorMonty == 2)</text:p>
      <text:p text:style-name="P2"><text:s text:c="16"/>// Checking whether the value of doorPlayer is equal to 1 or not, and the value of doorMonty is equal to 2 or not</text:p>
      <text:p text:style-name="P2"><text:s text:c="14"/>//If it's so then continues, or moves to other conditional statement.</text:p>
      <text:p text:style-name="P2"><text:s text:c="16"/>{</text:p>
      <text:p text:style-name="P2"><text:s text:c="24"/>doorPlayer <text:s/>= 3;</text:p>
      <text:p text:style-name="P2"><text:s text:c="24"/>// Initializing the value of the variable doorPlayer to 3</text:p>
      <text:p text:style-name="P2"/>
      <text:p text:style-name="P2"><text:s text:c="24"/>if( door3 == 'C')</text:p>
      <text:p text:style-name="P2"><text:s text:c="25"/>// Checking whether the value of door3 is equal to C or not</text:p>
      <text:p text:style-name="P2"><text:s text:c="25"/>//If it's so then continues, or moves to other conditional statement.</text:p>
      <text:p text:style-name="P2"><text:s text:c="24"/>{</text:p>
      <text:p text:style-name="P2"><text:s text:c="32"/>win_in_change++;</text:p>
      <text:p text:style-name="P2"><text:s text:c="32"/>// <text:s/>Incrementing the value of the variable win_in_change</text:p>
      <text:p text:style-name="P2"><text:s text:c="24"/>}</text:p>
      <text:p text:style-name="P2"><text:s text:c="24"/>else</text:p>
      <text:p text:style-name="P2"><text:s text:c="24"/>// If the previous 'if' statement fails, then the program run through this statement.</text:p>
      <text:p text:style-name="P2"><text:s text:c="24"/>{</text:p>
      <text:p text:style-name="P2"><text:s text:c="32"/>lose_in_change++;</text:p>
      <text:p text:style-name="P2"><text:s text:c="32"/>// <text:s/>Incrementing the value of the variable lose_in_change</text:p>
      <text:p text:style-name="P2"><text:s text:c="24"/>}</text:p>
      <text:p text:style-name="P2"><text:s text:c="16"/>}</text:p>
      <text:p text:style-name="P2"><text:s text:c="16"/>else if( doorPlayer == 1 &amp;&amp; doorMonty == 3)</text:p>
      <text:p text:style-name="P2"><text:s text:c="16"/>// Checking whether the value of doorPlayer is equal to 1 or not, and the value of doorMonty is equal to 3 or not</text:p>
      <text:p text:style-name="P2"><text:s text:c="14"/>//If it's so then continues, or moves to other conditional statement.</text:p>
      <text:p text:style-name="P2"><text:s text:c="16"/>{</text:p>
      <text:p text:style-name="P2"><text:s text:c="24"/>doorPlayer <text:s/>= 2;</text:p>
      <text:p text:style-name="P2"><text:s text:c="24"/>// Initializing the value of the variable doorPlayer to 2</text:p>
      <text:p text:style-name="P2"/>
      <text:p text:style-name="P2"><text:s text:c="25"/>if( door2 == 'C')</text:p>
      <text:p text:style-name="P2"><text:s text:c="25"/>// Checking whether the value of door2 is equal to C or not</text:p>
      <text:p text:style-name="P2"><text:s text:c="25"/>//If it's so then continues, or moves to other conditional statement.</text:p>
      <text:p text:style-name="P2"><text:s text:c="24"/>{</text:p>
      <text:p text:style-name="P2"><text:s text:c="32"/>win_in_change++;</text:p>
      <text:p text:style-name="P2"><text:s text:c="32"/>// <text:s/>Incrementing the value of the variable <text:soft-page-break/>win_in_change</text:p>
      <text:p text:style-name="P2"><text:s text:c="24"/>}</text:p>
      <text:p text:style-name="P2"><text:s text:c="24"/>else</text:p>
      <text:p text:style-name="P2"><text:s text:c="25"/>// If the previous 'if' statement fails, then the program run through this statement.</text:p>
      <text:p text:style-name="P2"><text:s text:c="24"/>{</text:p>
      <text:p text:style-name="P2"><text:s text:c="32"/>lose_in_change++;</text:p>
      <text:p text:style-name="P2"><text:s text:c="32"/>// <text:s/>Incrementing the value of the variable lose_in_change</text:p>
      <text:p text:style-name="P2"><text:s text:c="24"/>}</text:p>
      <text:p text:style-name="P2"><text:s text:c="16"/>}</text:p>
      <text:p text:style-name="P2"><text:s text:c="16"/>else if( doorPlayer == 2 &amp;&amp; doorMonty == 3)</text:p>
      <text:p text:style-name="P2"><text:s text:c="16"/>// Checking whether the value of doorPlayer is equal to 2 or not, and the value of doorMonty is equal to 3 or not</text:p>
      <text:p text:style-name="P2"><text:s text:c="14"/>//If it's so then continues, or moves to other conditional statement.</text:p>
      <text:p text:style-name="P2"><text:s text:c="16"/>{</text:p>
      <text:p text:style-name="P2"><text:s text:c="24"/>doorPlayer <text:s/>= 1;</text:p>
      <text:p text:style-name="P2"><text:s text:c="24"/>// Initializing the value of the variable doorPlayer to 1</text:p>
      <text:p text:style-name="P2"/>
      <text:p text:style-name="P2"><text:s text:c="25"/>if( door1 == 'C')</text:p>
      <text:p text:style-name="P2"><text:s text:c="25"/>// Checking whether the value of door1 is equal to C or not</text:p>
      <text:p text:style-name="P2"><text:s text:c="25"/>//If it's so then continues, or moves to other conditional statement.</text:p>
      <text:p text:style-name="P2"><text:s text:c="24"/>{</text:p>
      <text:p text:style-name="P2"><text:s text:c="32"/>win_in_change++;</text:p>
      <text:p text:style-name="P2"><text:s text:c="32"/>// <text:s/>Incrementing the value of the variable win_in_change</text:p>
      <text:p text:style-name="P2"><text:s text:c="24"/>}</text:p>
      <text:p text:style-name="P2"><text:s text:c="24"/>else</text:p>
      <text:p text:style-name="P2"><text:s text:c="25"/>// If the previous 'if' statement fails, then the program run through this statement.</text:p>
      <text:p text:style-name="P2"><text:s text:c="24"/>{</text:p>
      <text:p text:style-name="P2"><text:s text:c="32"/>lose_in_change++;</text:p>
      <text:p text:style-name="P2"><text:s text:c="32"/>// <text:s/>Incrementing the value of the variable lose_in_change</text:p>
      <text:p text:style-name="P2"><text:s text:c="24"/>}</text:p>
      <text:p text:style-name="P2"><text:s text:c="16"/>}</text:p>
      <text:p text:style-name="P2"><text:s text:c="16"/>else if( doorPlayer == 2 &amp;&amp; doorMonty == 1)</text:p>
      <text:p text:style-name="P2"><text:s text:c="16"/>// Checking whether the value of doorPlayer is equal to 2 or not, and the value of doorMonty is equal to 1 or not</text:p>
      <text:p text:style-name="P2"><text:s text:c="14"/>//If it's so then continues, or moves to other conditional statement.</text:p>
      <text:p text:style-name="P2"><text:s text:c="16"/>{</text:p>
      <text:p text:style-name="P2"><text:s text:c="24"/>doorPlayer <text:s/>= 3;</text:p>
      <text:p text:style-name="P2"><text:s text:c="24"/>// Initializing the value of the variable doorPlayer to 3</text:p>
      <text:p text:style-name="P2"/>
      <text:p text:style-name="P2"><text:soft-page-break/><text:s text:c="25"/>if( door3 == 'C')</text:p>
      <text:p text:style-name="P2"><text:s text:c="25"/>// Checking whether the value of door3 is equal to C or not</text:p>
      <text:p text:style-name="P2"><text:s text:c="25"/>//If it's so then continues, or moves to other conditional statement.</text:p>
      <text:p text:style-name="P2"><text:s text:c="24"/>{</text:p>
      <text:p text:style-name="P2"><text:s text:c="32"/>win_in_change++;</text:p>
      <text:p text:style-name="P2"><text:s text:c="32"/>// <text:s/>Incrementing the value of the variable win_in_change</text:p>
      <text:p text:style-name="P2"><text:s text:c="24"/>}</text:p>
      <text:p text:style-name="P2"><text:s text:c="24"/>else</text:p>
      <text:p text:style-name="P2"><text:s text:c="25"/>// If the previous 'if' statement fails, then the program run through this statement.</text:p>
      <text:p text:style-name="P2"><text:s text:c="24"/>{</text:p>
      <text:p text:style-name="P2"><text:s text:c="32"/>lose_in_change++;</text:p>
      <text:p text:style-name="P2"><text:s text:c="32"/>// <text:s/>Incrementing the value of the variable lose_in_change</text:p>
      <text:p text:style-name="P2"><text:s text:c="24"/>}</text:p>
      <text:p text:style-name="P2"><text:s text:c="16"/>}</text:p>
      <text:p text:style-name="P2"><text:s text:c="16"/>else if( doorPlayer == 3 &amp;&amp; doorMonty == 2)</text:p>
      <text:p text:style-name="P2"><text:s text:c="16"/>// Checking whether the value of doorPlayer is equal to 3 or not, and the value of doorMonty is equal to 2 or not</text:p>
      <text:p text:style-name="P2"><text:s text:c="14"/>//If it's so then continues, or moves to other conditional statement.</text:p>
      <text:p text:style-name="P2"><text:s text:c="16"/>{</text:p>
      <text:p text:style-name="P2"><text:s text:c="24"/>doorPlayer <text:s/>= 1;</text:p>
      <text:p text:style-name="P2"><text:s text:c="24"/>// Initializing the value of the variable doorPlayer to 1</text:p>
      <text:p text:style-name="P2"/>
      <text:p text:style-name="P2"><text:s text:c="25"/>if( door1 == 'C')</text:p>
      <text:p text:style-name="P2"><text:s text:c="25"/>// Checking whether the value of door1 is equal to C or not</text:p>
      <text:p text:style-name="P2"><text:s text:c="25"/>//If it's so then continues, or moves to other conditional statement.</text:p>
      <text:p text:style-name="P2"><text:s text:c="24"/>{</text:p>
      <text:p text:style-name="P2"><text:s text:c="32"/>win_in_change++;</text:p>
      <text:p text:style-name="P2"><text:s text:c="32"/>// <text:s/>Incrementing the value of the variable win_in_change</text:p>
      <text:p text:style-name="P2"><text:s text:c="24"/>}</text:p>
      <text:p text:style-name="P2"><text:s text:c="24"/>else</text:p>
      <text:p text:style-name="P2"><text:s text:c="25"/>// If the previous 'if' statement fails, then the program run through this statement.</text:p>
      <text:p text:style-name="P2"><text:s text:c="24"/>{</text:p>
      <text:p text:style-name="P2"><text:s text:c="32"/>lose_in_change++;</text:p>
      <text:p text:style-name="P2"><text:s text:c="32"/>// <text:s/>Incrementing the value of the variable lose_in_change</text:p>
      <text:p text:style-name="P2"><text:s text:c="24"/>}</text:p>
      <text:p text:style-name="P2"><text:s text:c="16"/>}</text:p>
      <text:p text:style-name="P2"><text:s text:c="16"/>else if( doorPlayer == 3 &amp;&amp; doorMonty == 1)</text:p>
      <text:p text:style-name="P2"><text:soft-page-break/><text:s text:c="16"/>// Checking whether the value of doorPlayer is equal to 3 or not, and the value of doorMonty is equal to 1 or not</text:p>
      <text:p text:style-name="P2"><text:s text:c="14"/>//If it's so then continues, or moves to other conditional statement.</text:p>
      <text:p text:style-name="P2"><text:s text:c="16"/>{</text:p>
      <text:p text:style-name="P2"><text:s text:c="24"/>doorPlayer <text:s/>= 2;</text:p>
      <text:p text:style-name="P2"><text:s text:c="24"/>// Initializing the value of the variable doorPlayer to 2</text:p>
      <text:p text:style-name="P2"/>
      <text:p text:style-name="P2"><text:s text:c="25"/>if( door2 == 'C')</text:p>
      <text:p text:style-name="P2"><text:s text:c="25"/>// Checking whether the value of door2 is equal to C or not</text:p>
      <text:p text:style-name="P2"><text:s text:c="25"/>//If it's so then continues, or moves to other conditional statement.</text:p>
      <text:p text:style-name="P2"><text:s text:c="24"/>{</text:p>
      <text:p text:style-name="P2"><text:s text:c="32"/>win_in_change++;</text:p>
      <text:p text:style-name="P2"><text:s text:c="32"/>// <text:s/>Incrementing the value of the variable win_in_change</text:p>
      <text:p text:style-name="P2"><text:s text:c="24"/>}</text:p>
      <text:p text:style-name="P2"><text:s text:c="24"/>else</text:p>
      <text:p text:style-name="P2"><text:s text:c="25"/>// If the previous 'if' statement fails, then the program run through this statement.</text:p>
      <text:p text:style-name="P2"><text:s text:c="24"/>{</text:p>
      <text:p text:style-name="P2"><text:s text:c="32"/>lose_in_change++;</text:p>
      <text:p text:style-name="P2"><text:s text:c="32"/>// <text:s/>Incrementing the value of the variable lose_in_change</text:p>
      <text:p text:style-name="P2"><text:s text:c="24"/>}</text:p>
      <text:p text:style-name="P2"><text:s text:c="16"/>}</text:p>
      <text:p text:style-name="P2"/>
      <text:p text:style-name="P2"><text:s text:c="8"/>}</text:p>
      <text:p text:style-name="P2"><text:s text:c="16"/>cout &lt;&lt; "Total win when changed: " &lt;&lt; win_in_change &lt;&lt; " times." &lt;&lt; endl;</text:p>
      <text:p text:style-name="P2"><text:s text:c="16"/>// Showing the total number of wins when the Player changes his/her choice</text:p>
      <text:p text:style-name="P2"/>
      <text:p text:style-name="P2"><text:s text:c="16"/>cout &lt;&lt; "Total lose when changed: <text:s/>" &lt;&lt; lose_in_change &lt;&lt; " times." &lt;&lt;endl;</text:p>
      <text:p text:style-name="P2"><text:s text:c="16"/>// Showing the total number of loses when the Player changes his/her choice</text:p>
      <text:p text:style-name="P2"/>
      <text:p text:style-name="P2"><text:s text:c="16"/>changingWon_percent = (win_in_change * 100) / 10000;</text:p>
      <text:p text:style-name="P2"><text:s text:c="16"/>//Calculating the overall percentage of <text:s/>winning when the Player changes his/her choice</text:p>
      <text:p text:style-name="P2"/>
      <text:p text:style-name="P2"><text:s text:c="16"/>cout &lt;&lt; <text:s/>endl &lt;&lt; "Changing won " &lt;&lt; changingWon_percent &lt;&lt; " % of the time." &lt;&lt; endl <text:s/>&lt;&lt; endl;</text:p>
      <text:p text:style-name="P2"><text:s text:c="16"/>//Showing <text:s/>the overall percentage of <text:s/>winning when the Player changes his/her choice</text:p>
      <text:p text:style-name="P2"/>
      <text:p text:style-name="P2"><text:soft-page-break/><text:s text:c="16"/>for ( int j = 0; j&lt;10000 ; j++)</text:p>
      <text:p text:style-name="P2"><text:s text:c="16"/>// Running a for loop to <text:s/>compute total number of wins and loses along with the overall percentage</text:p>
      <text:p text:style-name="P2"><text:s text:c="14"/>// of winning <text:s/>while the player doesn't change his choice</text:p>
      <text:p text:style-name="P2"><text:s text:c="16"/>{</text:p>
      <text:p text:style-name="P2"><text:s text:c="24"/>setupDoors(door1, door2, door3);</text:p>
      <text:p text:style-name="P2"><text:s text:c="25"/>//Calling the function setupDoors</text:p>
      <text:p text:style-name="P2"><text:s text:c="24"/>pickDoorChoices(door1, door2, <text:s/>door3, <text:s/>doorPlayer, <text:s/>doorMonty);</text:p>
      <text:p text:style-name="P2"><text:s text:c="24"/>//Calling the function pickDoorChoices</text:p>
      <text:p text:style-name="P2"/>
      <text:p text:style-name="P2"><text:s text:c="24"/>if( doorPlayer == 1 &amp;&amp; door1== 'C')</text:p>
      <text:p text:style-name="P2"><text:s text:c="25"/>// Checking whether the value of doorPlayer is equal to 1 or not, and the value of door1 is equal to C or not</text:p>
      <text:p text:style-name="P2"><text:s text:c="23"/>//If it's so then continues, or moves to other conditional statement.</text:p>
      <text:p text:style-name="P2"><text:s text:c="24"/>{</text:p>
      <text:p text:style-name="P2"><text:s text:c="32"/>win_without_change++;</text:p>
      <text:p text:style-name="P2"><text:s text:c="32"/>// <text:s/>Incrementing the value of the variable win_without_change</text:p>
      <text:p text:style-name="P2"><text:s text:c="24"/>}</text:p>
      <text:p text:style-name="P2"/>
      <text:p text:style-name="P2"><text:s text:c="24"/>else if( doorPlayer == 2 &amp;&amp; door2 == 'C')</text:p>
      <text:p text:style-name="P2"><text:s text:c="24"/>// Checking whether the value of doorPlayer is equal to 2 or not, and the value of door2 is equal to C or not</text:p>
      <text:p text:style-name="P2"><text:s text:c="23"/>//If it's so then continues, or moves to other conditional statement.</text:p>
      <text:p text:style-name="P2"><text:s text:c="24"/>{</text:p>
      <text:p text:style-name="P2"><text:s text:c="32"/>win_without_change++;</text:p>
      <text:p text:style-name="P2"><text:s text:c="32"/>// <text:s/>Incrementing the value of the variable win_without_change</text:p>
      <text:p text:style-name="P2"><text:s text:c="24"/>}</text:p>
      <text:p text:style-name="P2"/>
      <text:p text:style-name="P2"><text:s text:c="24"/>else if( doorPlayer == 3 &amp;&amp; door3 == 'C')</text:p>
      <text:p text:style-name="P2"><text:s text:c="24"/>// Checking whether the value of doorPlayer is equal to 3 or not, and the value of door3 is equal to C or not</text:p>
      <text:p text:style-name="P2"><text:s text:c="23"/>//If it's so then continues, or moves to other conditional statement.</text:p>
      <text:p text:style-name="P2"><text:s text:c="24"/>{</text:p>
      <text:p text:style-name="P2"><text:s text:c="32"/>win_without_change++;</text:p>
      <text:p text:style-name="P2"><text:s text:c="32"/>// <text:s/>Incrementing the value of the variable win_without_change</text:p>
      <text:p text:style-name="P2"><text:s text:c="24"/>}</text:p>
      <text:p text:style-name="P2"><text:s text:c="24"/>else</text:p>
      <text:p text:style-name="P2"><text:s text:c="24"/>// If the previous 'if' and 'else if' statements fail, then the program run through this statement.</text:p>
      <text:p text:style-name="P2"><text:s text:c="24"/>{</text:p>
      <text:p text:style-name="P2"><text:s text:c="31"/>lose_without_change++;</text:p>
      <text:p text:style-name="P2"><text:soft-page-break/><text:s text:c="31"/>// <text:s/>Incrementing the value of the variable lose_without_change</text:p>
      <text:p text:style-name="P2"><text:s text:c="24"/>}</text:p>
      <text:p text:style-name="P2"><text:s text:c="16"/>}</text:p>
      <text:p text:style-name="P2"><text:s text:c="16"/>cout &lt;&lt; "Total win without changing: <text:s/>" &lt;&lt; win_without_change &lt;&lt; " times." &lt;&lt; endl;</text:p>
      <text:p text:style-name="P2"><text:s text:c="16"/>// Showing the total number of wins when the Player doesn't change his/her choice</text:p>
      <text:p text:style-name="P2"/>
      <text:p text:style-name="P2"><text:s text:c="16"/>cout &lt;&lt; "Total lose <text:s/>without changing: " &lt;&lt; lose_without_change &lt;&lt; " times." &lt;&lt; endl;</text:p>
      <text:p text:style-name="P2"><text:s text:c="16"/>// Showing the total number of loses when the Player doesn't change his/her choice</text:p>
      <text:p text:style-name="P2"/>
      <text:p text:style-name="P2"><text:s text:c="15"/>stayingWon_percent = (win_without_change * 100) / 10000;</text:p>
      <text:p text:style-name="P2"><text:s text:c="15"/>//Calculating the overall percentage of <text:s/>winning when the Player doesn't change his/her choice</text:p>
      <text:p text:style-name="P2"/>
      <text:p text:style-name="P2"><text:s text:c="16"/>cout &lt;&lt; endl &lt;&lt; "Staying won " &lt;&lt; stayingWon_percent &lt;&lt; " % of the time." &lt;&lt; endl;</text:p>
      <text:p text:style-name="P2"><text:s text:c="16"/>//Showing <text:s/>the overall percentage of <text:s/>winning when the Player doesn't change his/her choice</text:p>
      <text:p text:style-name="P2"><text:s text:c="8"/>}</text:p>
      <text:p text:style-name="P2"/>
      <text:p text:style-name="P2"/>
      <text:p text:style-name="P2"><text:s text:c="160"/>/*** NOTE: <text:s/>I couldn't make the program simpler than this. **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21:02:29.277965562</meta:creation-date>
    <dc:date>2016-03-01T22:51:12.945945524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2" meta:paragraph-count="369" meta:word-count="2782" meta:character-count="22258" meta:non-whitespace-character-count="13492"/>
  </office:meta>
</office:document-meta>
</file>